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2.95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0772in"/>
    </style:style>
    <style:style style:name="co6" style:family="table-column">
      <style:table-column-properties fo:break-before="auto" style:column-width="2.0272in"/>
    </style:style>
    <style:style style:name="co7" style:family="table-column">
      <style:table-column-properties fo:break-before="auto" style:column-width="1.8374in"/>
    </style:style>
    <style:style style:name="co8" style:family="table-column">
      <style:table-column-properties fo:break-before="auto" style:column-width="1.5126in"/>
    </style:style>
    <style:style style:name="co9" style:family="table-column">
      <style:table-column-properties fo:break-before="auto" style:column-width="2.6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4" table:number-columns-repeated="10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iri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  <table:table-cell table:number-columns-repeated="2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HP:0031860</text:p>
          </table:table-cell>
          <table:table-cell office:value-type="string" calcext:value-type="string">
            <text:p>http://purl.obolibrary.org/obo/HP_00318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bnormal heart rate variability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llergic urticaria</text:p>
          </table:table-cell>
          <table:table-cell office:value-type="string" calcext:value-type="string">
            <text:p>EFO:1000669</text:p>
          </table:table-cell>
          <table:table-cell office:value-type="string" calcext:value-type="string">
            <text:p>http://www.ebi.ac.uk/efo/EFO_100066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urticari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http://purl.obolibrary.org/obo/MONDO_000102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http://purl.obolibrary.org/obo/HP_00004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http://www.ebi.ac.uk/efo/EFO_10008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http://www.ebi.ac.uk/efo/EFO_0007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EFO:0004512</text:p>
          </table:table-cell>
          <table:table-cell office:value-type="string" calcext:value-type="string">
            <text:p>http://www.ebi.ac.uk/efo/EFO_0004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measurement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http://purl.obolibrary.org/obo/MONDO_00072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calculus of gallbladder with cholecystitis (disorder)</text:p>
          </table:table-cell>
          <table:table-cell office:value-type="string" calcext:value-type="string">
            <text:p>25924004</text:p>
          </table:table-cell>
          <table:table-cell office:value-type="string" calcext:value-type="string">
            <text:p>http://snomed.info/id/25924004</text:p>
          </table:table-cell>
          <table:table-cell office:value-type="string" calcext:value-type="string">
            <text:p>snomed</text:p>
          </table:table-cell>
          <table:table-cell table:style-name="ce10" office:value-type="string" calcext:value-type="string">
            <text:p>Calculus of gallbladder with cholecystitis (disorder)</text:p>
          </table:table-cell>
          <table:table-cell table:number-columns-repeated="2" table:style-name="ce10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http://purl.obolibrary.org/obo/NCIT_C8444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MONDO:0005405</text:p>
          </table:table-cell>
          <table:table-cell office:value-type="string" calcext:value-type="string">
            <text:p>http://purl.obolibrary.org/obo/MONDO_0005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ildhood onset 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EFO:1000184</text:p>
          </table:table-cell>
          <table:table-cell office:value-type="string" calcext:value-type="string">
            <text:p>http://www.ebi.ac.uk/efo/EFO_10001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n inflammatory polyp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http://purl.obolibrary.org/obo/MONDO_002166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http://purl.obolibrary.org/obo/MONDO_0001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:1001512</text:p>
          </table:table-cell>
          <table:table-cell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EFO:0009524</text:p>
          </table:table-cell>
          <table:table-cell office:value-type="string" calcext:value-type="string">
            <text:p>http://www.ebi.ac.uk/efo/EFO_000952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fistul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201294000</text:p>
          </table:table-cell>
          <table:table-cell office:value-type="string" calcext:value-type="string">
            <text:p>http://snomed.info/id/201294000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hereditary late-onset parkinson disease</text:p>
          </table:table-cell>
          <table:table-cell office:value-type="string" calcext:value-type="string">
            <text:p>Orphanet:411602</text:p>
          </table:table-cell>
          <table:table-cell office:value-type="string" calcext:value-type="string">
            <text:p>http://www.orpha.net/ORDO/Orphanet_41160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reditary late-onset parkinson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hip osteoarthritis symptom severity measurement</text:p>
          </table:table-cell>
          <table:table-cell office:value-type="string" calcext:value-type="string">
            <text:p>EFO:0007942</text:p>
          </table:table-cell>
          <table:table-cell office:value-type="string" calcext:value-type="string">
            <text:p>http://www.ebi.ac.uk/efo/EFO_00079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ip osteoarthritis symptom severity measuremen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ttp://purl.obolibrary.org/obo/HP_00005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http://www.ebi.ac.uk/efo/EFO_00096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EFO:0001421</text:p>
          </table:table-cell>
          <table:table-cell office:value-type="string" calcext:value-type="string">
            <text:p>http://www.ebi.ac.uk/efo/EFO_000142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NCIT:C9335</text:p>
          </table:table-cell>
          <table:table-cell office:value-type="string" calcext:value-type="string">
            <text:p>http://purl.obolibrary.org/obo/NCIT_C9335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EFO:0006848</text:p>
          </table:table-cell>
          <table:table-cell office:value-type="string" calcext:value-type="string">
            <text:p>http://www.ebi.ac.uk/efo/EFO_00068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 biomark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ukb-d-XIII_MUSCULOSKELET</text:p>
          </table:table-cell>
          <table:table-cell table:style-name="ce7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http://purl.obolibrary.org/obo/NCIT_C12754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style-name="ce7" office:value-type="string" calcext:value-type="string">
            <text:p>Other disease</text:p>
          </table:table-cell>
          <table:table-cell table:style-name="ce7"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:0004253</text:p>
          </table:table-cell>
          <table:table-cell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non-small cell lung adenocarcinoma</text:p>
          </table:table-cell>
          <table:table-cell office:value-type="string" calcext:value-type="string">
            <text:p>EFO:0005288</text:p>
          </table:table-cell>
          <table:table-cell office:value-type="string" calcext:value-type="string">
            <text:p>http://www.ebi.ac.uk/efo/EFO_00052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on-small cell 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http://purl.obolibrary.org/obo/MONDO_00081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http://www.ebi.ac.uk/efo/EFO_10004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progesterone-receptor positive breast cancer</text:p>
          </table:table-cell>
          <table:table-cell office:value-type="string" calcext:value-type="string">
            <text:p>EFO:0009782</text:p>
          </table:table-cell>
          <table:table-cell office:value-type="string" calcext:value-type="string">
            <text:p>http://www.ebi.ac.uk/efo/EFO_00097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gesterone-receptor positive breast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http://purl.obolibrary.org/obo/MONDO_000831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MONDO:0017408</text:p>
          </table:table-cell>
          <table:table-cell office:value-type="string" calcext:value-type="string">
            <text:p>http://purl.obolibrary.org/obo/MONDO_00174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apid-onset childhood obesity-hypothalamic dysfunction-hypoventilation-autonomic dysregulation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HP:0002788</text:p>
          </table:table-cell>
          <table:table-cell office:value-type="string" calcext:value-type="string">
            <text:p>http://purl.obolibrary.org/obo/HP_0002788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current low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refractory hematologic cancer</text:p>
          </table:table-cell>
          <table:table-cell office:value-type="string" calcext:value-type="string">
            <text:p>MONDO:0004111</text:p>
          </table:table-cell>
          <table:table-cell office:value-type="string" calcext:value-type="string">
            <text:p>http://purl.obolibrary.org/obo/MONDO_00041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fractory hematologic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rhinitis, allergic, perennial</text:p>
          </table:table-cell>
          <table:table-cell office:value-type="string" calcext:value-type="string">
            <text:p>EFO:1001417</text:p>
          </table:table-cell>
          <table:table-cell office:value-type="string" calcext:value-type="string">
            <text:p>http://www.ebi.ac.uk/efo/EFO_10014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http://purl.obolibrary.org/obo/MONDO_00048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69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http://www.ebi.ac.uk/efo/EFO_00038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http://purl.obolibrary.org/obo/HP_00252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ce10"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style-name="ce10" office:value-type="string" calcext:value-type="string">
            <text:p>Cardiovascular disease</text:p>
          </table:table-cell>
          <table:table-cell table:style-name="ce10" office:value-type="string" calcext:value-type="string">
            <text:p>Cardiovascular disease;Neurological disorder</text:p>
          </table:table-cell>
          <table:table-cell table:style-name="ce10" table:number-columns-repeated="1015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thrombotic thrombocytopenic purpura</text:p>
          </table:table-cell>
          <table:table-cell office:value-type="string" calcext:value-type="string">
            <text:p>MONDO:0018896</text:p>
          </table:table-cell>
          <table:table-cell office:value-type="string" calcext:value-type="string">
            <text:p>http://purl.obolibrary.org/obo/MONDO_00188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underweight body mass index status</text:p>
          </table:table-cell>
          <table:table-cell office:value-type="string" calcext:value-type="string">
            <text:p>EFO:0005936</text:p>
          </table:table-cell>
          <table:table-cell office:value-type="string" calcext:value-type="string">
            <text:p>http://www.ebi.ac.uk/efo/EFO_0005936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upper moiety ureter of duplex kidney (disorder)</text:p>
          </table:table-cell>
          <table:table-cell office:value-type="string" calcext:value-type="string">
            <text:p>264917009</text:p>
          </table:table-cell>
          <table:table-cell office:value-type="string" calcext:value-type="string">
            <text:p>http://snomed.info/id/264917009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alculus of kidney and ureter (disorder)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HP:0004936</text:p>
          </table:table-cell>
          <table:table-cell office:value-type="string" calcext:value-type="string">
            <text:p>http://purl.obolibrary.org/obo/HP_0004936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viral respiratory tract infection</text:p>
          </table:table-cell>
          <table:table-cell office:value-type="string" calcext:value-type="string">
            <text:p>NCIT:C27219</text:p>
          </table:table-cell>
          <table:table-cell office:value-type="string" calcext:value-type="string">
            <text:p>http://purl.obolibrary.org/obo/NCIT_C27219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:0008625</text:p>
          </table:table-cell>
          <table:table-cell office:value-type="string" calcext:value-type="string">
            <text:p>http://www.ebi.ac.uk/efo/EFO_0008625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5"/>
        </table:table-row>
        <table:table-row table:style-name="ro1" table:number-rows-repeated="10481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2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31T18:21:25.359421545</dc:date>
    <meta:editing-duration>PT7H55M28S</meta:editing-duration>
    <meta:editing-cycles>297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